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/>
      <text:p text:style-name="Standard">Ship? Enviiiroments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/>
      <text:p text:style-name="Standard">Compact the prelude</text:p>
      <text:p text:style-name="Standard"/>
      <text:p text:style-name="Standard">The Flock (Card game)</text:p>
      <text:p text:style-name="Standard"/>
      <text:list xml:id="list5030141279047447026" text:style-name="L1">
        <text:list-header>
          <text:p text:style-name="P4"/>
        </text:list-header>
      </text:list>
      <text:list xml:id="list7962124784195765049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4502475383762188171" text:style-name="L3">
        <text:list-header>
          <text:p text:style-name="P6"/>
        </text:list-header>
      </text:list>
      <text:p text:style-name="Standard"/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ure states, going back. (Reset and retry buttons exist)</text:p>
      <text:p text:style-name="P3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>Ideas:</text:p>
      <text:p text:style-name="Standard"/>
      <text:p text:style-name="Standard"><text:soft-page-break/>Mention the ship is overcrowded.</text:p>
      <text:p text:style-name="Standard"/>
      <text:p text:style-name="Standard">Ship damage effect battle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8-24T20:23:01.46</dc:date>
    <meta:editing-duration>P2DT12H54M46S</meta:editing-duration>
    <meta:editing-cycles>61</meta:editing-cycles>
    <meta:generator>OpenOffice/4.1.1$Win32 OpenOffice.org_project/411m6$Build-9775</meta:generator>
    <meta:document-statistic meta:table-count="0" meta:image-count="0" meta:object-count="0" meta:page-count="2" meta:paragraph-count="24" meta:word-count="116" meta:character-count="770"/>
  </office:meta>
</office:document-meta>
</file>